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03f7" officeooo:paragraph-rsid="000103f7"/>
    </style:style>
    <style:style style:name="P2" style:family="paragraph" style:parent-style-name="Standard">
      <style:text-properties officeooo:rsid="000103f7" officeooo:paragraph-rsid="0009407c"/>
    </style:style>
    <style:style style:name="P3" style:family="paragraph" style:parent-style-name="Standard">
      <style:text-properties officeooo:rsid="001741fd" officeooo:paragraph-rsid="000103f7"/>
    </style:style>
    <style:style style:name="P4" style:family="paragraph" style:parent-style-name="Standard">
      <style:text-properties officeooo:rsid="00159f5f" officeooo:paragraph-rsid="000103f7"/>
    </style:style>
    <style:style style:name="P5" style:family="paragraph" style:parent-style-name="Standard">
      <style:text-properties officeooo:rsid="00029043" officeooo:paragraph-rsid="00029043"/>
    </style:style>
    <style:style style:name="P6" style:family="paragraph" style:parent-style-name="Standard">
      <style:text-properties officeooo:rsid="00029043" officeooo:paragraph-rsid="00054d93"/>
    </style:style>
    <style:style style:name="P7" style:family="paragraph" style:parent-style-name="Standard">
      <style:text-properties officeooo:rsid="00029043" officeooo:paragraph-rsid="0006158d"/>
    </style:style>
    <style:style style:name="P8" style:family="paragraph" style:parent-style-name="Standard">
      <style:text-properties officeooo:rsid="00029043" officeooo:paragraph-rsid="0007cf4b"/>
    </style:style>
    <style:style style:name="P9" style:family="paragraph" style:parent-style-name="Standard">
      <style:text-properties fo:font-weight="bold" officeooo:rsid="00029043" officeooo:paragraph-rsid="00029043" style:font-weight-asian="bold" style:font-weight-complex="bold"/>
    </style:style>
    <style:style style:name="P10" style:family="paragraph" style:parent-style-name="Standard">
      <style:text-properties fo:font-weight="bold" officeooo:rsid="000103f7" officeooo:paragraph-rsid="000103f7" style:font-weight-asian="bold" style:font-weight-complex="bold"/>
    </style:style>
    <style:style style:name="P11" style:family="paragraph" style:parent-style-name="Standard">
      <style:text-properties officeooo:rsid="0003aee6" officeooo:paragraph-rsid="0003aee6"/>
    </style:style>
    <style:style style:name="P12" style:family="paragraph" style:parent-style-name="Standard">
      <style:text-properties officeooo:rsid="0003aee6" officeooo:paragraph-rsid="0004892d"/>
    </style:style>
    <style:style style:name="P13" style:family="paragraph" style:parent-style-name="Standard">
      <style:text-properties officeooo:rsid="0004892d" officeooo:paragraph-rsid="0004892d"/>
    </style:style>
    <style:style style:name="P14" style:family="paragraph" style:parent-style-name="Standard">
      <style:text-properties officeooo:rsid="0007cf4b" officeooo:paragraph-rsid="0007cf4b"/>
    </style:style>
    <style:style style:name="P15" style:family="paragraph" style:parent-style-name="Standard">
      <style:text-properties officeooo:rsid="00082fb5" officeooo:paragraph-rsid="00082fb5"/>
    </style:style>
    <style:style style:name="T1" style:family="text">
      <style:text-properties officeooo:rsid="000103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a7d0"/>
    </style:style>
    <style:style style:name="T4" style:family="text">
      <style:text-properties officeooo:rsid="0018c689"/>
    </style:style>
    <style:style style:name="T5" style:family="text">
      <style:text-properties officeooo:rsid="001741f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29043" fo:background-color="#ffff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officeooo:rsid="0004892d"/>
    </style:style>
    <style:style style:name="T10" style:family="text">
      <style:text-properties officeooo:rsid="00049ee6"/>
    </style:style>
    <style:style style:name="T11" style:family="text">
      <style:text-properties officeooo:rsid="00054d93"/>
    </style:style>
    <style:style style:name="T12" style:family="text">
      <style:text-properties officeooo:rsid="0006158d"/>
    </style:style>
    <style:style style:name="T13" style:family="text">
      <style:text-properties officeooo:rsid="0007cf4b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7cf4b" fo:background-color="transparent" loext:char-shading-value="0"/>
    </style:style>
    <style:style style:name="T16" style:family="text">
      <style:text-properties officeooo:rsid="000940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Fishing Simulator</text:span></text:p>
      <text:p text:style-name="Standard"/>
      <text:p text:style-name="Standard"/>
      <text:p text:style-name="P1">Player exists on a jetty. </text:p>
      <text:p text:style-name="P1"><text:span text:style-name="T3"><text:tab/></text:span>Backstory: <text:span text:style-name="T3">One man. Trapped on an island with a jetty, and needs food to survive. Fishing provides his sustenance but the ocean has its perils. So he must fish to the death.</text:span></text:p>
      <text:p text:style-name="P1"/>
      <text:p text:style-name="P1">Player Enters Name</text:p>
      <text:p text:style-name="P1"/>
      <text:p text:style-name="P11">Player may choose how to play/progress in the game:</text:p>
      <text:p text:style-name="P11"/>
      <text:p text:style-name="P1"><text:tab/><text:span text:style-name="T9">b<text:tab/>→ </text:span>Player enters a battle in fishing, whether he is to lose health or not the dice is <text:tab/><text:tab/><text:tab/> <text:s text:c="4"/>randomly rolled to determine this.</text:p>
      <text:p text:style-name="P2"><text:tab/><text:span text:style-name="T9">Enter<text:tab/>→ Player goes fishing. Chance to catch fish (a</text:span> dice is also use<text:span text:style-name="T16">d</text:span> to determine <text:span text:style-name="T16">this <text:tab/><text:tab/> <text:s text:c="4"/>outcome.</text:span></text:p>
      <text:p text:style-name="P1"><text:tab/><text:span text:style-name="T9">e<text:tab/>→ Player exits and stops playing.</text:span></text:p>
      <text:p text:style-name="P13"><text:tab/>h<text:tab/>→ Player can exchange 10 fish for Max Health</text:p>
      <text:p text:style-name="P11"/>
      <text:p text:style-name="P12">Players <text:span text:style-name="T10">No. of Fish<text:tab/>Increases/Decreases</text:span></text:p>
      <text:p text:style-name="P13">Players Health <text:tab/>Increases/Decreases</text:p>
      <text:p text:style-name="P1"/>
      <text:p text:style-name="P15">Death screen / Endscreen when health = 0 </text:p>
      <text:p text:style-name="P1"/>
      <text:p text:style-name="P1"/>
      <text:p text:style-name="P1"/>
      <text:p text:style-name="P10">Elements:</text:p>
      <text:p text:style-name="P1"/>
      <text:p text:style-name="P1">Entity:</text:p>
      <text:p text:style-name="P1"><text:tab/>Entity class and basic functions is set for future entities to <text:span text:style-name="T2">inherit </text:span>from</text:p>
      <text:p text:style-name="P1"><text:tab/>Fish names</text:p>
      <text:p text:style-name="P1">Player:</text:p>
      <text:p text:style-name="P1"><text:tab/><text:span text:style-name="T2">Player Class inherited from entity class</text:span></text:p>
      <text:p text:style-name="P1"/>
      <text:p text:style-name="P1"><text:tab/>Player name</text:p>
      <text:p text:style-name="P1"><text:tab/>Fishes</text:p>
      <text:p text:style-name="P1"><text:tab/>Player Health</text:p>
      <text:p text:style-name="P1">Input:</text:p>
      <text:p text:style-name="P1"><text:tab/>keyboard inputs to determine what actions the player chooses to do</text:p>
      <text:p text:style-name="P1"><text:tab/><text:span text:style-name="T2">CIN</text:span> reads player inputs then is passed through a function to complete actions</text:p>
      <text:p text:style-name="P1"><text:tab/><text:span text:style-name="T2">COUT </text:span>is used to print out crucial information to help with testing and interaction</text:p>
      <text:p text:style-name="P1">Pointers:</text:p>
      <text:p text:style-name="P1"><text:tab/>Creating <text:span text:style-name="T2">object array</text:span> of creature entities ← this ticks off both object and array pointers at <text:tab/>the same time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9">Progress and Issues:</text:p>
      <text:p text:style-name="P5"><text:s/></text:p>
      <text:p text:style-name="P4">Initially began with Plants Vs Zombies game. <text:span text:style-name="T3">Then a space orientated PvZ game to differentiate our project.</text:span></text:p>
      <text:p text:style-name="P4">Difficulties included: windows→linux transfer (home → Uni)</text:p>
      <text:p text:style-name="P4"><text:tab/>Transferring code from windows to Linux, <text:span text:style-name="T4">initially not working due as </text:span>need<text:span text:style-name="T4">ed</text:span> to find equivalent libraries in std.</text:p>
      <text:p text:style-name="P4"><text:tab/><text:span text:style-name="T4">Time required to edit code to comply with Linux libraries</text:span></text:p>
      <text:p text:style-name="P4"><text:tab/><text:tab/>e.g. “cls” → “clear”</text:p>
      <text:p text:style-name="P4"/>
      <text:p text:style-name="P4">Working with time and refresh rates with standard libraries <text:span text:style-name="T4">proved difficult or near impossible, and was difficult with extend library access anyway.</text:span></text:p>
      <text:p text:style-name="P4"><text:tab/><text:tab/></text:p>
      <text:p text:style-name="P4">After a few weeks of attempt<text:span text:style-name="T4">ing</text:span> and reflection, <text:span text:style-name="T4">this pathway was</text:span> <text:span text:style-name="T4">deemed</text:span> too ambitious. <text:span text:style-name="T4">We then m</text:span>oved towards a less complicated P<text:span text:style-name="T4">lants </text:span>v<text:span text:style-name="T4">s </text:span>Z<text:span text:style-name="T4">ombies</text:span> game, (mini game with only boulders (walnuts) and no shooters <text:span text:style-name="T4">or regenerative money/utility</text:span>). Was still too difficult in the time frame <text:span text:style-name="T4">allowed</text:span>.</text:p>
      <text:p text:style-name="P4"/>
      <text:p text:style-name="P4">Moved towards a <text:span text:style-name="T5">Text based adventure Game Design. Where the player encounter ‘monsters’ etc. and fights/wins/loses to progress. Then implemented this game design into a fishing simulator. Where the monsters are fish, if you catch fish you get a fish, if you dont you lose health.</text:span></text:p>
      <text:p text:style-name="P4"/>
      <text:p text:style-name="P4">Manipulating <text:span text:style-name="T4">random </text:span>chances <text:span text:style-name="T4">to get desired gameplay. For example initially,</text:span> <text:span text:style-name="T5">health was not going down and <text:s/>no. of caught fish rising too quickly (or easily) etc. Adjusting this occasionally ran into errors which were resolved with trial and error.</text:span></text:p>
      <text:p text:style-name="P4"/>
      <text:p text:style-name="P4">Random number generation issues due to inclusion of srand creating reoccurring results rather than random.</text:p>
      <text:p text:style-name="P4"/>
      <text:p text:style-name="P4">Using advanced libraries and not compiling without C++11.</text:p>
      <text:p text:style-name="P4"/>
      <text:p text:style-name="P3">Segmentation faults with relation to pointers, became present after extensive testing of program. These errors were then resolv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Testing:</text:span></text:p>
      <text:p text:style-name="P5"><text:soft-page-break/></text:p>
      <text:p text:style-name="P5">Enter random non-command input.</text:p>
      <text:p text:style-name="P5">“dnhsjfd” → “Invalid input” <text:span text:style-name="T6">Works as intended.</text:span></text:p>
      <text:p text:style-name="P5">“aaaaaae” → exits program. <text:span text:style-name="T8">Does not work as intended.</text:span></text:p>
      <text:p text:style-name="P5"/>
      <text:p text:style-name="P5">Solution: switched from using std::cin to using getline() from the standard library, and using if/else statements instead of enumerated value switch statements. </text:p>
      <text:p text:style-name="P5"/>
      <text:p text:style-name="P5">Press ENTER to Fish:</text:p>
      <text:p text:style-name="P5">Fish are added to counter, or random battle is initiated. <text:span text:style-name="T6">Works as intended.</text:span></text:p>
      <text:p text:style-name="P5"/>
      <text:p text:style-name="P5">Press e to exit</text:p>
      <text:p text:style-name="P5">getInput() exits. No death screen. <text:span text:style-name="T6">Works as intended.</text:span></text:p>
      <text:p text:style-name="P5"/>
      <text:p text:style-name="P5">Press b to start a battle</text:p>
      <text:p text:style-name="P5">Single battle initiates without adding fish. <text:span text:style-name="T6">Works as intended.</text:span></text:p>
      <text:p text:style-name="P5"/>
      <text:p text:style-name="P5">When health &lt;=0</text:p>
      <text:p text:style-name="P5">getInput() exits and death screen appears. <text:span text:style-name="T6">Works as intended.</text:span></text:p>
      <text:p text:style-name="P1"/>
      <text:p text:style-name="P5">Enter random non-command input.</text:p>
      <text:p text:style-name="P5">“kjhfkjdfddf” → “Invalid input” <text:span text:style-name="T6">Works as intended.</text:span></text:p>
      <text:p text:style-name="P5">“aaaaeee” → “Invalid input” <text:span text:style-name="T6">Works as intended.</text:span></text:p>
      <text:p text:style-name="P1"/>
      <text:p text:style-name="P6"><text:span text:style-name="T11">Shows number of caught fish in end screen.</text:span> <text:span text:style-name="T6">Works as intended.</text:span></text:p>
      <text:p text:style-name="P7"><text:span text:style-name="T11"><text:s/></text:span></text:p>
      <text:p text:style-name="P7"><text:span text:style-name="T12">Announces players death when dead. <text:s text:c="2"/></text:span><text:span text:style-name="T6">Works as intended.</text:span></text:p>
      <text:p text:style-name="P7"><text:span text:style-name="T6"/></text:p>
      <text:p text:style-name="P8">Press <text:span text:style-name="T13">h to heal</text:span></text:p>
      <text:p text:style-name="P14">Rejects user if their balance is less than 10 fish. <text:span text:style-name="T7">Works as intended.</text:span></text:p>
      <text:p text:style-name="P8"><text:span text:style-name="T15">Heals to max health if fish is &gt; 10</text:span><text:span text:style-name="T14">.</text:span><text:span text:style-name="T6"> <text:s/>Works as inten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6:12:57.002326922</meta:creation-date>
    <dc:date>2019-05-30T16:58:45.143426880</dc:date>
    <meta:editing-duration>PT14M4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3" meta:paragraph-count="65" meta:word-count="632" meta:character-count="3914" meta:non-whitespace-character-count="3289"/>
  </office:meta>
</office:document-meta>
</file>